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001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5" style:family="graphic" style:parent-style-name="standard">
      <style:graphic-properties svg:stroke-color="#800080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80008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800080" draw:marker-start="Arrow" draw:marker-end="" draw:marker-end-width="0.3cm" draw:textarea-horizontal-align="center" draw:textarea-vertical-align="middle"/>
    </style:style>
    <style:style style:name="gr8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color="#0000ff" draw:marker-start="Arrow" draw:marker-end="" draw:marker-end-width="0.3cm" draw:textarea-horizontal-align="center" draw:textarea-vertical-align="middle"/>
    </style:style>
    <style:style style:name="gr11" style:family="graphic" style:parent-style-name="standard">
      <style:graphic-properties svg:stroke-color="#000080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color="#000080" draw:marker-start="Arrow" draw:marker-end="" draw:marker-end-width="0.3cm" draw:textarea-horizontal-align="center" draw:textarea-vertical-align="middle"/>
    </style:style>
    <style:style style:name="gr14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65cm" fo:min-width="0cm"/>
    </style:style>
    <style:style style:name="gr15" style:family="graphic" style:parent-style-name="standard">
      <style:graphic-properties svg:stroke-width="0.4cm" svg:stroke-color="#000080" draw:marker-start-width="0.9cm" draw:marker-end="Arrow" draw:marker-end-width="0.9cm" draw:textarea-horizontal-align="center" draw:textarea-vertical-align="middle" fo:padding-top="0.325cm" fo:padding-bottom="0.325cm" fo:padding-left="0.45cm" fo:padding-right="0.45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color="#800080"/>
    </style:style>
    <style:style style:name="P5" style:family="paragraph">
      <style:text-properties fo:color="#800080"/>
    </style:style>
    <style:style style:name="P6" style:family="paragraph">
      <style:text-properties fo:color="#800080" fo:font-size="14pt" style:font-size-asian="14pt" style:font-size-complex="14pt"/>
    </style:style>
    <style:style style:name="P7" style:family="paragraph">
      <style:paragraph-properties fo:text-align="center"/>
      <style:text-properties fo:color="#0000ff"/>
    </style:style>
    <style:style style:name="P8" style:family="paragraph">
      <style:text-properties fo:color="#0000ff"/>
    </style:style>
    <style:style style:name="P9" style:family="paragraph">
      <style:text-properties fo:color="#0000ff" fo:font-size="14pt" style:font-size-asian="14pt" style:font-size-complex="14pt"/>
    </style:style>
    <style:style style:name="P10" style:family="paragraph">
      <style:paragraph-properties fo:text-align="center"/>
      <style:text-properties fo:color="#000080"/>
    </style:style>
    <style:style style:name="P11" style:family="paragraph">
      <style:text-properties fo:color="#000080"/>
    </style:style>
    <style:style style:name="P12" style:family="paragraph">
      <style:text-properties fo:color="#000080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6.572cm" svg:height="0.963cm" svg:x="1.2cm" svg:y="1.2cm">
          <draw:text-box>
            <text:p>Sample PXE Boot Conversation <text:span text:style-name="T1">(maps to COMP-10023 Lab 01)</text:span></text:p>
          </draw:text-box>
        </draw:frame>
        <draw:frame draw:style-name="gr1" draw:text-style-name="P1" draw:layer="layout" svg:width="2.267cm" svg:height="0.983cm" svg:x="1.433cm" svg:y="3.4cm">
          <draw:text-box>
            <text:p text:style-name="P1"><text:span text:style-name="T2">Client</text:span></text:p>
          </draw:text-box>
        </draw:frame>
        <draw:frame draw:style-name="gr2" draw:text-style-name="P1" draw:layer="layout" svg:width="7.501cm" svg:height="0.983cm" svg:x="13cm" svg:y="3.403cm">
          <draw:text-box>
            <text:p text:style-name="P1"><text:span text:style-name="T2">Server (10.1.1.20)</text:span></text:p>
          </draw:text-box>
        </draw:frame>
        <draw:line draw:style-name="gr3" draw:text-style-name="P2" draw:layer="layout" svg:x1="3cm" svg:y1="5.5cm" svg:x2="17cm" svg:y2="5.5cm">
          <text:p/>
        </draw:line>
        <draw:frame draw:style-name="gr1" draw:text-style-name="P3" draw:layer="layout" svg:width="6.027cm" svg:height="0.806cm" svg:x="6.5cm" svg:y="4.9cm">
          <draw:text-box>
            <text:p><text:span text:style-name="T1">DHCP Request, UDP: 67</text:span></text:p>
          </draw:text-box>
        </draw:frame>
        <draw:line draw:style-name="gr4" draw:text-style-name="P2" draw:layer="layout" svg:x1="3cm" svg:y1="6.6cm" svg:x2="17cm" svg:y2="6.6cm">
          <text:p/>
        </draw:line>
        <draw:frame draw:style-name="gr1" draw:text-style-name="P3" draw:layer="layout" svg:width="6.551cm" svg:height="0.806cm" svg:x="6.5cm" svg:y="5.9cm">
          <draw:text-box>
            <text:p><text:span text:style-name="T1">DHCP Response, <text:s/>UDP: 68</text:span></text:p>
          </draw:text-box>
        </draw:frame>
        <draw:frame draw:style-name="gr1" draw:text-style-name="P3" draw:layer="layout" svg:width="6.773cm" svg:height="1.904cm" svg:x="6cm" svg:y="6.596cm">
          <draw:text-box>
            <text:p><text:span text:style-name="T3"><text:tab/></text:span><text:span text:style-name="T3">IP Address: 10.1.1.200</text:span></text:p>
            <text:p><text:span text:style-name="T3"><text:tab/></text:span><text:span text:style-name="T3">next-server: 10.1.1.20</text:span></text:p>
            <text:p><text:span text:style-name="T3"><text:tab/></text:span><text:span text:style-name="T3">filename: pxelinux.o</text:span></text:p>
          </draw:text-box>
        </draw:frame>
        <draw:line draw:style-name="gr5" draw:text-style-name="P4" draw:layer="layout" svg:x1="3cm" svg:y1="9.9cm" svg:x2="17cm" svg:y2="9.9cm">
          <text:p/>
        </draw:line>
        <draw:frame draw:style-name="gr6" draw:text-style-name="P6" draw:layer="layout" svg:width="5.861cm" svg:height="0.806cm" svg:x="6.5cm" svg:y="9.2cm">
          <draw:text-box>
            <text:p text:style-name="P5"><text:span text:style-name="T1">TFTP Request, UDP: 69</text:span></text:p>
          </draw:text-box>
        </draw:frame>
        <draw:line draw:style-name="gr7" draw:text-style-name="P4" draw:layer="layout" svg:x1="3cm" svg:y1="10.7cm" svg:x2="17cm" svg:y2="10.7cm">
          <text:p/>
        </draw:line>
        <draw:frame draw:style-name="gr6" draw:text-style-name="P6" draw:layer="layout" svg:width="3.567cm" svg:height="0.802cm" svg:x="7.933cm" svg:y="9.9cm">
          <draw:text-box>
            <text:p text:style-name="P5"><text:span text:style-name="T3">get pxelinux.o</text:span></text:p>
          </draw:text-box>
        </draw:frame>
        <draw:line draw:style-name="gr5" draw:text-style-name="P4" draw:layer="layout" svg:x1="3cm" svg:y1="12.6cm" svg:x2="17cm" svg:y2="12.6cm">
          <text:p/>
        </draw:line>
        <draw:frame draw:style-name="gr6" draw:text-style-name="P6" draw:layer="layout" svg:width="5.861cm" svg:height="0.806cm" svg:x="6.5cm" svg:y="11.9cm">
          <draw:text-box>
            <text:p text:style-name="P5"><text:span text:style-name="T1">TFTP Request, UDP: 69</text:span></text:p>
          </draw:text-box>
        </draw:frame>
        <draw:line draw:style-name="gr7" draw:text-style-name="P4" draw:layer="layout" svg:x1="3cm" svg:y1="13.4cm" svg:x2="17cm" svg:y2="13.4cm">
          <text:p/>
        </draw:line>
        <draw:frame draw:style-name="gr6" draw:text-style-name="P6" draw:layer="layout" svg:width="5.586cm" svg:height="0.802cm" svg:x="7.933cm" svg:y="12.6cm">
          <draw:text-box>
            <text:p text:style-name="P5"><text:span text:style-name="T3">get pxelinux.cfg/default</text:span></text:p>
          </draw:text-box>
        </draw:frame>
        <draw:line draw:style-name="gr5" draw:text-style-name="P4" draw:layer="layout" svg:x1="3cm" svg:y1="15.1cm" svg:x2="17cm" svg:y2="15.1cm">
          <text:p/>
        </draw:line>
        <draw:frame draw:style-name="gr6" draw:text-style-name="P6" draw:layer="layout" svg:width="5.861cm" svg:height="0.806cm" svg:x="6.5cm" svg:y="14.4cm">
          <draw:text-box>
            <text:p text:style-name="P5"><text:span text:style-name="T1">TFTP Request, UDP: 69</text:span></text:p>
          </draw:text-box>
        </draw:frame>
        <draw:line draw:style-name="gr7" draw:text-style-name="P4" draw:layer="layout" svg:x1="3cm" svg:y1="15.9cm" svg:x2="17cm" svg:y2="15.9cm">
          <text:p/>
        </draw:line>
        <draw:frame draw:style-name="gr6" draw:text-style-name="P6" draw:layer="layout" svg:width="7.517cm" svg:height="0.802cm" svg:x="7.933cm" svg:y="15.1cm">
          <draw:text-box>
            <text:p text:style-name="P5"><text:span text:style-name="T3">get CentOS/5.6/x86_64/nmlinuz</text:span></text:p>
          </draw:text-box>
        </draw:frame>
        <draw:line draw:style-name="gr5" draw:text-style-name="P4" draw:layer="layout" svg:x1="3cm" svg:y1="17.4cm" svg:x2="17cm" svg:y2="17.4cm">
          <text:p/>
        </draw:line>
        <draw:frame draw:style-name="gr6" draw:text-style-name="P6" draw:layer="layout" svg:width="5.861cm" svg:height="0.806cm" svg:x="6.5cm" svg:y="16.7cm">
          <draw:text-box>
            <text:p text:style-name="P5"><text:span text:style-name="T1">TFTP Request, UDP: 69</text:span></text:p>
          </draw:text-box>
        </draw:frame>
        <draw:line draw:style-name="gr7" draw:text-style-name="P4" draw:layer="layout" svg:x1="3cm" svg:y1="18.3cm" svg:x2="17cm" svg:y2="18.3cm">
          <text:p/>
        </draw:line>
        <draw:frame draw:style-name="gr6" draw:text-style-name="P6" draw:layer="layout" svg:width="7.838cm" svg:height="0.802cm" svg:x="7.934cm" svg:y="17.3cm">
          <draw:text-box>
            <text:p text:style-name="P5"><text:span text:style-name="T3">get CentOS/5.6/x86_64/initrd.img</text:span></text:p>
          </draw:text-box>
        </draw:frame>
        <draw:line draw:style-name="gr8" draw:text-style-name="P7" draw:layer="layout" svg:x1="3cm" svg:y1="20.1cm" svg:x2="17cm" svg:y2="20.1cm">
          <text:p/>
        </draw:line>
        <draw:frame draw:style-name="gr9" draw:text-style-name="P9" draw:layer="layout" svg:width="5.713cm" svg:height="0.806cm" svg:x="6.5cm" svg:y="19.4cm">
          <draw:text-box>
            <text:p text:style-name="P8"><text:span text:style-name="T1">HTTP Request, TCP:80</text:span></text:p>
          </draw:text-box>
        </draw:frame>
        <draw:line draw:style-name="gr10" draw:text-style-name="P7" draw:layer="layout" svg:x1="3cm" svg:y1="20.8cm" svg:x2="17cm" svg:y2="20.8cm">
          <text:p/>
        </draw:line>
        <draw:frame draw:style-name="gr9" draw:text-style-name="P9" draw:layer="layout" svg:width="5.51cm" svg:height="0.802cm" svg:x="7.934cm" svg:y="20cm">
          <draw:text-box>
            <text:p text:style-name="P8"><text:span text:style-name="T3">get Kickstart/default.ks</text:span></text:p>
          </draw:text-box>
        </draw:frame>
        <draw:line draw:style-name="gr11" draw:text-style-name="P10" draw:layer="layout" svg:x1="3cm" svg:y1="22.2cm" svg:x2="17cm" svg:y2="22.2cm">
          <text:p/>
        </draw:line>
        <draw:frame draw:style-name="gr12" draw:text-style-name="P12" draw:layer="layout" svg:width="5.713cm" svg:height="0.806cm" svg:x="6.5cm" svg:y="21.5cm">
          <draw:text-box>
            <text:p text:style-name="P11"><text:span text:style-name="T1">HTTP Request, TCP:80</text:span></text:p>
          </draw:text-box>
        </draw:frame>
        <draw:line draw:style-name="gr13" draw:text-style-name="P10" draw:layer="layout" svg:x1="3cm" svg:y1="22.9cm" svg:x2="17cm" svg:y2="22.9cm">
          <text:p/>
        </draw:line>
        <draw:frame draw:style-name="gr14" draw:text-style-name="P12" draw:layer="layout" svg:width="7.656cm" svg:height="0.9cm" svg:x="7.934cm" svg:y="22.1cm">
          <draw:text-box>
            <text:p text:style-name="P11"><text:span text:style-name="T3">get <text:s/>CentOS/5.6/x86_64/xxx.pkg</text:span></text:p>
          </draw:text-box>
        </draw:frame>
        <draw:line draw:style-name="gr11" draw:text-style-name="P10" draw:layer="layout" svg:x1="3cm" svg:y1="24cm" svg:x2="17cm" svg:y2="24cm">
          <text:p/>
        </draw:line>
        <draw:frame draw:style-name="gr12" draw:text-style-name="P12" draw:layer="layout" svg:width="5.713cm" svg:height="0.806cm" svg:x="6.5cm" svg:y="23.3cm">
          <draw:text-box>
            <text:p text:style-name="P11"><text:span text:style-name="T1">HTTP Request, TCP:80</text:span></text:p>
          </draw:text-box>
        </draw:frame>
        <draw:line draw:style-name="gr13" draw:text-style-name="P10" draw:layer="layout" svg:x1="3cm" svg:y1="24.7cm" svg:x2="17cm" svg:y2="24.7cm">
          <text:p/>
        </draw:line>
        <draw:frame draw:style-name="gr12" draw:text-style-name="P12" draw:layer="layout" svg:width="7.656cm" svg:height="0.802cm" svg:x="7.934cm" svg:y="23.9cm">
          <draw:text-box>
            <text:p text:style-name="P11"><text:span text:style-name="T3">get <text:s/>CentOS/5.6/x86_64/xxx.pkg</text:span></text:p>
          </draw:text-box>
        </draw:frame>
        <draw:line draw:style-name="gr15" draw:text-style-name="P2" draw:layer="layout" svg:x1="5cm" svg:y1="25cm" svg:x2="5cm" svg:y2="26.94cm">
          <text:p/>
        </draw:line>
        <draw:frame draw:style-name="gr1" draw:text-style-name="P11" draw:layer="layout" svg:width="11.217cm" svg:height="0.963cm" svg:x="5.5cm" svg:y="25.3cm">
          <draw:text-box>
            <text:p text:style-name="P11">Continue HTTP GETs for all packag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ames Long</meta:initial-creator>
    <meta:creation-date>2012-01-10T15:11:55.72</meta:creation-date>
    <dc:date>2012-01-10T15:43:52.94</dc:date>
    <dc:creator>James Long</dc:creator>
    <meta:editing-duration>PT31M56S</meta:editing-duration>
    <meta:editing-cycles>4</meta:editing-cycles>
    <meta:generator>OpenOffice.org/3.3$Win32 OpenOffice.org_project/330m20$Build-9567</meta:generator>
    <meta:document-statistic meta:object-count="38"/>
  </office:meta>
</office:document-meta>
</file>